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ypeImpl.getAnnotationType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Impl.AnnotationTypeImpl( com . sun . mirror . type . AnnotationTyp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